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4b6" officeooo:paragraph-rsid="001d44b6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d44b6" officeooo:paragraph-rsid="001d44b6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c586c0"/>
    </style:style>
    <style:style style:name="T7" style:family="text">
      <style:text-properties fo:color="#569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css</text:p>
      <text:p text:style-name="P1"/>
      <text:p text:style-name="P2"><text:span text:style-name="T1">.navi</text:span>{</text:p>
      <text:p text:style-name="P2"><text:span text:style-name="T2">width</text:span>: <text:span text:style-name="T3">300px</text:span>;</text:p>
      <text:p text:style-name="P2">}</text:p>
      <text:p text:style-name="P5"><text:line-break/><text:line-break/><text:line-break/><text:line-break/><text:line-break/></text:p>
      <text:p text:style-name="P2"><text:span text:style-name="T1">div</text:span> {</text:p>
      <text:p text:style-name="P2"><text:span text:style-name="T2">width</text:span>: <text:span text:style-name="T3">200px</text:span>;</text:p>
      <text:p text:style-name="P2"><text:span text:style-name="T2">height</text:span>: <text:span text:style-name="T3">200px</text:span>;</text:p>
      <text:p text:style-name="P2"><text:span text:style-name="T2">display</text:span>: <text:span text:style-name="T4">block</text:span>;</text:p>
      <text:p text:style-name="P2"><text:span text:style-name="T2">position</text:span>: <text:span text:style-name="T4">relative</text:span>;</text:p>
      <text:p text:style-name="P2">}</text:p>
      <text:p text:style-name="P2"><text:span text:style-name="T1">div::after</text:span> {</text:p>
      <text:p text:style-name="P2"><text:span text:style-name="T2">content</text:span>: <text:span text:style-name="T4">""</text:span>;</text:p>
      <text:p text:style-name="P2"><text:span text:style-name="T2">background</text:span>: <text:span text:style-name="T5">url</text:span>(<text:span text:style-name="T2">image.jpg</text:span>);</text:p>
      <text:p text:style-name="P2"><text:span text:style-name="T2">opacity</text:span>: <text:span text:style-name="T3">0.5</text:span>;</text:p>
      <text:p text:style-name="P2"><text:span text:style-name="T2">top</text:span>: <text:span text:style-name="T3">0</text:span>;</text:p>
      <text:p text:style-name="P2"><text:span text:style-name="T2">left</text:span>: <text:span text:style-name="T3">0</text:span>;</text:p>
      <text:p text:style-name="P2"><text:span text:style-name="T2">bottom</text:span>: <text:span text:style-name="T3">0</text:span>;</text:p>
      <text:p text:style-name="P2"><text:span text:style-name="T2">right</text:span>: <text:span text:style-name="T3">0</text:span>;</text:p>
      <text:p text:style-name="P2"><text:span text:style-name="T2">position</text:span>: <text:span text:style-name="T4">absolute</text:span>;</text:p>
      <text:p text:style-name="P2"><text:span text:style-name="T2">z-index</text:span>: <text:span text:style-name="T3">-1</text:span>; </text:p>
      <text:p text:style-name="P2">}</text:p>
      <text:p text:style-name="P1"/>
      <text:p text:style-name="P1">movie scss</text:p>
      <text:p text:style-name="P1"/>
      <text:p text:style-name="P3"><text:span text:style-name="T1">div</text:span> {</text:p>
      <text:p text:style-name="P2"><text:span text:style-name="T2">width</text:span>: <text:span text:style-name="T3">200px</text:span>;</text:p>
      <text:p text:style-name="P2"><text:span text:style-name="T2">height</text:span>: <text:span text:style-name="T3">200px</text:span>;</text:p>
      <text:p text:style-name="P2"><text:span text:style-name="T2">display</text:span>: <text:span text:style-name="T4">block</text:span>;</text:p>
      <text:p text:style-name="P2"><text:span text:style-name="T2">position</text:span>: <text:span text:style-name="T4">relative</text:span>;</text:p>
      <text:p text:style-name="P2">}</text:p>
      <text:p text:style-name="P2"><text:span text:style-name="T1">div::after</text:span> {</text:p>
      <text:p text:style-name="P2"><text:span text:style-name="T1">content</text:span>: <text:span text:style-name="T4">""</text:span>;</text:p>
      <text:p text:style-name="P2"><text:span text:style-name="T2">background</text:span>: <text:span text:style-name="T5">url</text:span>(<text:span text:style-name="T2">image.jpg</text:span>);</text:p>
      <text:p text:style-name="P2"><text:span text:style-name="T2">opacity</text:span>: <text:span text:style-name="T3">0.5</text:span>;</text:p>
      <text:p text:style-name="P2"><text:span text:style-name="T2">top</text:span>: <text:span text:style-name="T3">0</text:span>;</text:p>
      <text:p text:style-name="P2"><text:span text:style-name="T2">left</text:span>: <text:span text:style-name="T3">0</text:span>;</text:p>
      <text:p text:style-name="P2"><text:span text:style-name="T2">bottom</text:span>: <text:span text:style-name="T3">0</text:span>;</text:p>
      <text:p text:style-name="P2"><text:span text:style-name="T2">right</text:span>: <text:span text:style-name="T3">0</text:span>;</text:p>
      <text:p text:style-name="P2"><text:span text:style-name="T2">position</text:span>: <text:span text:style-name="T4">absolute</text:span>;</text:p>
      <text:p text:style-name="P2"><text:span text:style-name="T2">z-index</text:span>: <text:span text:style-name="T3">-1</text:span>; </text:p>
      <text:p text:style-name="P2">}</text:p>
      <text:p text:style-name="P2"><text:span text:style-name="T6">@mixin</text:span> <text:span text:style-name="T5">transparentBG</text:span>(<text:span text:style-name="T2">$image</text:span>, <text:span text:style-name="T2">$opacity</text:span>) {</text:p>
      <text:p text:style-name="P2"><text:span text:style-name="T2">display</text:span>: <text:span text:style-name="T4">block</text:span>;</text:p>
      <text:p text:style-name="P2"><text:soft-page-break/><text:span text:style-name="T2">position</text:span>: <text:span text:style-name="T4">relative</text:span>;</text:p>
      <text:p text:style-name="P4"/>
      <text:p text:style-name="P2"><text:span text:style-name="T7">&amp;</text:span><text:span text:style-name="T1">::after</text:span> {</text:p>
      <text:p text:style-name="P2"><text:span text:style-name="T1">content</text:span>: <text:span text:style-name="T4">""</text:span>;</text:p>
      <text:p text:style-name="P2"><text:span text:style-name="T2">background</text:span>: <text:span text:style-name="T5">url</text:span>(<text:span text:style-name="T2">image.jpg</text:span>);</text:p>
      <text:p text:style-name="P2"><text:span text:style-name="T2">opacity</text:span>: <text:span text:style-name="T3">0.5</text:span>;</text:p>
      <text:p text:style-name="P2"><text:span text:style-name="T2">top</text:span>: <text:span text:style-name="T3">0</text:span>;</text:p>
      <text:p text:style-name="P2"><text:span text:style-name="T2">left</text:span>: <text:span text:style-name="T3">0</text:span>;</text:p>
      <text:p text:style-name="P2"><text:span text:style-name="T2">bottom</text:span>: <text:span text:style-name="T3">0</text:span>;</text:p>
      <text:p text:style-name="P2"><text:span text:style-name="T2">right</text:span>: <text:span text:style-name="T3">0</text:span>;</text:p>
      <text:p text:style-name="P2"><text:span text:style-name="T2">position</text:span>: <text:span text:style-name="T4">absolute</text:span>;</text:p>
      <text:p text:style-name="P2"><text:span text:style-name="T2">z-index</text:span>: <text:span text:style-name="T3">-1</text:span>; </text:p>
      <text:p text:style-name="P2">}</text:p>
      <text:p text:style-name="P2">}</text:p>
      <text:p text:style-name="P2"><text:span text:style-name="T1">#main-content</text:span>{</text:p>
      <text:p text:style-name="P2"><text:span text:style-name="T6">@include</text:span> <text:span text:style-name="T5">transparentBG</text:span>(<text:span text:style-name="T4">'images/bg.jpg'</text:span>, <text:span text:style-name="T3">.5</text:span> )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6:51.943156620</meta:creation-date>
    <dc:date>2019-09-17T09:49:13.325976643</dc:date>
    <meta:editing-duration>PT2M22S</meta:editing-duration>
    <meta:editing-cycles>1</meta:editing-cycles>
    <meta:document-statistic meta:table-count="0" meta:image-count="0" meta:object-count="0" meta:page-count="2" meta:paragraph-count="58" meta:word-count="108" meta:character-count="703" meta:non-whitespace-character-count="644"/>
    <meta:generator>LibreOffice/6.0.7.3$Linux_X86_64 LibreOffice_project/00m0$Build-3</meta:generator>
  </office:meta>
</office:document-meta>
</file>